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8cm" style:rel-column-width="2040*"/>
    </style:style>
    <style:style style:name="Table1.B" style:family="table-column">
      <style:table-column-properties style:column-width="13.402cm" style:rel-column-width="75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466cm"/>
    </style:style>
    <style:style style:name="Table1.6" style:family="table-row">
      <style:table-row-properties style:min-row-height="1.222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598cm" style:rel-column-width="2040*"/>
    </style:style>
    <style:style style:name="Table2.B" style:family="table-column">
      <style:table-column-properties style:column-width="13.402cm" style:rel-column-width="75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466cm"/>
    </style:style>
    <style:style style:name="Table2.7" style:family="table-row">
      <style:table-row-properties style:min-row-height="1.222cm"/>
    </style:style>
    <style:style style:name="Table3" style:family="table">
      <style:table-properties style:width="13.208cm" table:align="margins"/>
    </style:style>
    <style:style style:name="Table3.A" style:family="table-column">
      <style:table-column-properties style:column-width="0.995cm" style:rel-column-width="564*"/>
    </style:style>
    <style:style style:name="Table3.B" style:family="table-column">
      <style:table-column-properties style:column-width="4.212cm" style:rel-column-width="2388*"/>
    </style:style>
    <style:style style:name="Table3.C" style:family="table-column">
      <style:table-column-properties style:column-width="2.794cm" style:rel-column-width="1584*"/>
    </style:style>
    <style:style style:name="Table3.D" style:family="table-column">
      <style:table-column-properties style:column-width="5.207cm" style:rel-column-width="29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598cm" style:rel-column-width="2040*"/>
    </style:style>
    <style:style style:name="Table4.B" style:family="table-column">
      <style:table-column-properties style:column-width="13.402cm" style:rel-column-width="75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1.466cm"/>
    </style:style>
    <style:style style:name="Table4.7" style:family="table-row">
      <style:table-row-properties style:min-row-height="1.222cm"/>
    </style:style>
    <style:style style:name="Table5" style:family="table">
      <style:table-properties style:width="13.208cm" table:align="margins"/>
    </style:style>
    <style:style style:name="Table5.A" style:family="table-column">
      <style:table-column-properties style:column-width="0.995cm" style:rel-column-width="564*"/>
    </style:style>
    <style:style style:name="Table5.B" style:family="table-column">
      <style:table-column-properties style:column-width="4.212cm" style:rel-column-width="2388*"/>
    </style:style>
    <style:style style:name="Table5.C" style:family="table-column">
      <style:table-column-properties style:column-width="2.794cm" style:rel-column-width="1584*"/>
    </style:style>
    <style:style style:name="Table5.D" style:family="table-column">
      <style:table-column-properties style:column-width="5.207cm" style:rel-column-width="295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72ce" officeooo:paragraph-rsid="000272ce"/>
    </style:style>
    <style:style style:name="P2" style:family="paragraph" style:parent-style-name="Standard">
      <style:text-properties officeooo:paragraph-rsid="0002c129"/>
    </style:style>
    <style:style style:name="P3" style:family="paragraph" style:parent-style-name="Standard">
      <style:text-properties officeooo:paragraph-rsid="0002d302"/>
    </style:style>
    <style:style style:name="P4" style:family="paragraph" style:parent-style-name="Table_20_Contents">
      <style:text-properties officeooo:rsid="000272ce" officeooo:paragraph-rsid="000272ce"/>
    </style:style>
    <style:style style:name="P5" style:family="paragraph" style:parent-style-name="Table_20_Contents" style:list-style-name="L1">
      <style:text-properties officeooo:rsid="000272ce" officeooo:paragraph-rsid="000272ce"/>
    </style:style>
    <style:style style:name="P6" style:family="paragraph" style:parent-style-name="Table_20_Contents">
      <style:text-properties officeooo:rsid="000272ce" officeooo:paragraph-rsid="0002c129"/>
    </style:style>
    <style:style style:name="P7" style:family="paragraph" style:parent-style-name="Table_20_Contents">
      <style:text-properties officeooo:rsid="000272ce" officeooo:paragraph-rsid="0002d302"/>
    </style:style>
    <style:style style:name="P8" style:family="paragraph" style:parent-style-name="Table_20_Contents">
      <style:text-properties officeooo:rsid="0002c129" officeooo:paragraph-rsid="0002c129"/>
    </style:style>
    <style:style style:name="P9" style:family="paragraph" style:parent-style-name="Table_20_Contents" style:list-style-name="L2">
      <style:text-properties officeooo:rsid="0002c129" officeooo:paragraph-rsid="0002c129"/>
    </style:style>
    <style:style style:name="P10" style:family="paragraph" style:parent-style-name="Table_20_Contents" style:list-style-name="L2">
      <style:text-properties officeooo:rsid="0002c129" officeooo:paragraph-rsid="0002d302"/>
    </style:style>
    <style:style style:name="P11" style:family="paragraph" style:parent-style-name="Table_20_Contents">
      <style:text-properties officeooo:rsid="0002c129" officeooo:paragraph-rsid="0002d302"/>
    </style:style>
    <style:style style:name="P12" style:family="paragraph" style:parent-style-name="Table_20_Contents" style:list-style-name="L2">
      <style:text-properties officeooo:paragraph-rsid="0002c129"/>
    </style:style>
    <style:style style:name="P13" style:family="paragraph" style:parent-style-name="Table_20_Contents" style:list-style-name="L2">
      <style:text-properties officeooo:paragraph-rsid="0002d302"/>
    </style:style>
    <style:style style:name="P14" style:family="paragraph" style:parent-style-name="Table_20_Contents">
      <style:text-properties officeooo:rsid="0002d302" officeooo:paragraph-rsid="0002d302"/>
    </style:style>
    <style:style style:name="T1" style:family="text">
      <style:text-properties officeooo:rsid="000272ce"/>
    </style:style>
    <style:style style:name="T2" style:family="text">
      <style:text-properties officeooo:rsid="0002c129"/>
    </style:style>
    <style:style style:name="T3" style:family="text">
      <style:text-properties officeooo:rsid="0002d3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Identyfikator</text:p>
          </table:table-cell>
          <table:table-cell table:style-name="Table1.B1" office:value-type="string">
            <text:p text:style-name="P4">PT001</text:p>
          </table:table-cell>
        </table:table-row>
        <table:table-row>
          <table:table-cell table:style-name="Table1.A2" office:value-type="string">
            <text:p text:style-name="P4">Nazwa</text:p>
          </table:table-cell>
          <table:table-cell table:style-name="Table1.B2" office:value-type="string">
            <text:p text:style-name="P8">Dane następnej odznaki</text:p>
          </table:table-cell>
        </table:table-row>
        <table:table-row>
          <table:table-cell table:style-name="Table1.A2" office:value-type="string">
            <text:p text:style-name="P4">Cel</text:p>
          </table:table-cell>
          <table:table-cell table:style-name="Table1.B2" office:value-type="string">
            <text:p text:style-name="P6">Wyświetlenie <text:span text:style-name="T2">nazwy następnej odznaki oraz potrzebnej do jej zdobycia liczby punktów</text:span></text:p>
          </table:table-cell>
        </table:table-row>
        <table:table-row table:style-name="Table1.4">
          <table:table-cell table:style-name="Table1.A2" office:value-type="string">
            <text:p text:style-name="P4">Warunki wstępne</text:p>
          </table:table-cell>
          <table:table-cell table:style-name="Table1.B2" office:value-type="string">
            <text:p text:style-name="P8">Użytkownik jest zalogowany oraz jego konto zostało zweryfikowane.</text:p>
          </table:table-cell>
        </table:table-row>
        <table:table-row>
          <table:table-cell table:style-name="Table1.A2" office:value-type="string">
            <text:p text:style-name="P4">Kroki</text:p>
          </table:table-cell>
          <table:table-cell table:style-name="Table1.B2" office:value-type="string">
            <text:list xml:id="list2142058022" text:style-name="L1">
              <text:list-item>
                <text:p text:style-name="P5">Otwórz zakładkę nawigacyjną.</text:p>
              </text:list-item>
              <text:list-item>
                <text:p text:style-name="P5">Wybierz opcję Odznaki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4">Rezultat</text:p>
          </table:table-cell>
          <table:table-cell table:style-name="Table1.B2" office:value-type="string">
            <text:p text:style-name="P8">U dołu ekranu wyświetlane są wszystkie informacje dotyczące następnej odznaki.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Identyfikator</text:p>
          </table:table-cell>
          <table:table-cell table:style-name="Table2.B1" office:value-type="string">
            <text:p text:style-name="P6">PT00<text:span text:style-name="T2">2</text:span></text:p>
          </table:table-cell>
        </table:table-row>
        <table:table-row>
          <table:table-cell table:style-name="Table2.A2" office:value-type="string">
            <text:p text:style-name="P6">Nazwa</text:p>
          </table:table-cell>
          <table:table-cell table:style-name="Table2.B2" office:value-type="string">
            <text:p text:style-name="P8">Modyfikacja trasy</text:p>
          </table:table-cell>
        </table:table-row>
        <table:table-row>
          <table:table-cell table:style-name="Table2.A2" office:value-type="string">
            <text:p text:style-name="P6">Cel</text:p>
          </table:table-cell>
          <table:table-cell table:style-name="Table2.B2" office:value-type="string">
            <text:p text:style-name="P8">Modyfikacja trasy znajdującej się w bazie – wątek główny</text:p>
          </table:table-cell>
        </table:table-row>
        <table:table-row table:style-name="Table2.4">
          <table:table-cell table:style-name="Table2.A2" office:value-type="string">
            <text:p text:style-name="P6">Warunki wstępne</text:p>
          </table:table-cell>
          <table:table-cell table:style-name="Table2.B2" office:value-type="string">
            <text:p text:style-name="P8">Użytkownik jest zalogowany oraz posiada trasę do zmodyfikowania.</text:p>
          </table:table-cell>
        </table:table-row>
        <table:table-row>
          <table:table-cell table:style-name="Table2.A2" office:value-type="string">
            <text:p text:style-name="P6">Kroki</text:p>
          </table:table-cell>
          <table:table-cell table:style-name="Table2.B2" office:value-type="string">
            <text:list xml:id="list2164522814" text:style-name="L2">
              <text:list-item>
                <text:p text:style-name="P12"><text:span text:style-name="T1">Otwórz zakładkę nawigacyjną.</text:span></text:p>
              </text:list-item>
              <text:list-item>
                <text:p text:style-name="P12"><text:span text:style-name="T1">Wybierz opcję Trasy</text:span></text:p>
              </text:list-item>
              <text:list-item>
                <text:p text:style-name="P9">Wybierz z listy trasę do zmodyfikowania</text:p>
              </text:list-item>
              <text:list-item>
                <text:p text:style-name="P9">Wprowadź nowe dane</text:p>
              </text:list-item>
              <text:list-item>
                <text:p text:style-name="P9">Wciśnij przycisk <text:span text:style-name="T3">Z</text:span>apisz</text:p>
              </text:list-item>
            </text:list>
          </table:table-cell>
        </table:table-row>
        <table:table-row>
          <table:table-cell table:style-name="Table2.A2" office:value-type="string">
            <text:p text:style-name="P8">Dane testowe</text:p>
          </table:table-cell>
          <table:table-cell table:style-name="Table2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8">L.p</text:p>
                </table:table-cell>
                <table:table-cell table:style-name="Table3.A1" office:value-type="string">
                  <text:p text:style-name="P8">Nazwa</text:p>
                </table:table-cell>
                <table:table-cell table:style-name="Table3.A1" office:value-type="string">
                  <text:p text:style-name="P8">Data</text:p>
                </table:table-cell>
                <table:table-cell table:style-name="Table3.D1" office:value-type="string">
                  <text:p text:style-name="P8">Punkty</text:p>
                </table:table-cell>
              </table:table-row>
              <table:table-row>
                <table:table-cell table:style-name="Table3.A2" office:value-type="string">
                  <text:p text:style-name="P8">1</text:p>
                </table:table-cell>
                <table:table-cell table:style-name="Table3.A2" office:value-type="string">
                  <text:p text:style-name="P8">Sobotnia wycieczka</text:p>
                </table:table-cell>
                <table:table-cell table:style-name="Table3.A2" office:value-type="string">
                  <text:p text:style-name="P8">2019-01-26</text:p>
                </table:table-cell>
                <table:table-cell table:style-name="Table3.D2" office:value-type="string">
                  <text:p text:style-name="P8">Raczkowa Czuba, Swinica</text:p>
                </table:table-cell>
              </table:table-row>
              <table:table-row>
                <table:table-cell table:style-name="Table3.A2" office:value-type="string">
                  <text:p text:style-name="P8">2</text:p>
                </table:table-cell>
                <table:table-cell table:style-name="Table3.A2" office:value-type="string">
                  <text:p text:style-name="P8">Niedzielna wycieczka</text:p>
                </table:table-cell>
                <table:table-cell table:style-name="Table3.A2" office:value-type="string">
                  <text:p text:style-name="P8">2019-01-27</text:p>
                </table:table-cell>
                <table:table-cell table:style-name="Table3.D2" office:value-type="string">
                  <text:p text:style-name="P8">Bystra, Smrek</text:p>
                </table:table-cell>
              </table:table-row>
              <table:table-row>
                <table:table-cell table:style-name="Table3.A2" office:value-type="string">
                  <text:p text:style-name="P8">3</text:p>
                </table:table-cell>
                <table:table-cell table:style-name="Table3.A2" office:value-type="string">
                  <text:p text:style-name="P8">Wyjazd</text:p>
                </table:table-cell>
                <table:table-cell table:style-name="Table3.A2" office:value-type="string">
                  <text:p text:style-name="P14">2019-02-12</text:p>
                </table:table-cell>
                <table:table-cell table:style-name="Table3.D2" office:value-type="string">
                  <text:p text:style-name="P14">Raczkowa Czuba, Swinica, Raczkowa Czuba</text:p>
                </table:table-cell>
              </table:table-row>
              <table:table-row>
                <table:table-cell table:style-name="Table3.A2" office:value-type="string">
                  <text:p text:style-name="P8">4</text:p>
                </table:table-cell>
                <table:table-cell table:style-name="Table3.A2" office:value-type="string">
                  <text:p text:style-name="P8">Długi wyjazd</text:p>
                </table:table-cell>
                <table:table-cell table:style-name="Table3.A2" office:value-type="string">
                  <text:p text:style-name="P14">2019-03-14</text:p>
                </table:table-cell>
                <table:table-cell table:style-name="Table3.D2" office:value-type="string">
                  <text:p text:style-name="P8">Raczkowa Czuba, Kasprowy Wierch, Bystra, Smrek, Swinica</text:p>
                </table:table-cell>
              </table:table-row>
            </table:table>
            <text:list xml:id="list22260924166782" text:continue-numbering="true" text:style-name="L2">
              <text:list-header>
                <text:p text:style-name="P12"/>
              </text:list-header>
            </text:list>
          </table:table-cell>
        </table:table-row>
        <table:table-row table:style-name="Table2.7">
          <table:table-cell table:style-name="Table2.A2" office:value-type="string">
            <text:p text:style-name="P6">Rezultat</text:p>
          </table:table-cell>
          <table:table-cell table:style-name="Table2.B2" office:value-type="string">
            <text:p text:style-name="P14">Trasa zostaje zapisana w bazie, a użytkownik zostaje o tym poinformowany stosownym komunikatem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Identyfikator</text:p>
          </table:table-cell>
          <table:table-cell table:style-name="Table4.B1" office:value-type="string">
            <text:p text:style-name="P7">PT00<text:span text:style-name="T3">3</text:span></text:p>
          </table:table-cell>
        </table:table-row>
        <table:table-row>
          <table:table-cell table:style-name="Table4.A2" office:value-type="string">
            <text:p text:style-name="P7">Nazwa</text:p>
          </table:table-cell>
          <table:table-cell table:style-name="Table4.B2" office:value-type="string">
            <text:p text:style-name="P11">Modyfikacja trasy – <text:span text:style-name="T3">błędne dane</text:span></text:p>
          </table:table-cell>
        </table:table-row>
        <table:table-row>
          <table:table-cell table:style-name="Table4.A2" office:value-type="string">
            <text:p text:style-name="P7">Cel</text:p>
          </table:table-cell>
          <table:table-cell table:style-name="Table4.B2" office:value-type="string">
            <text:p text:style-name="P11">Modyfikacja trasy znajdującej się w bazie – <text:span text:style-name="T3">przypadek alternatywny</text:span></text:p>
          </table:table-cell>
        </table:table-row>
        <table:table-row table:style-name="Table4.4">
          <table:table-cell table:style-name="Table4.A2" office:value-type="string">
            <text:p text:style-name="P7">Warunki wstępne</text:p>
          </table:table-cell>
          <table:table-cell table:style-name="Table4.B2" office:value-type="string">
            <text:p text:style-name="P11">Użytkownik jest zalogowany oraz posiada trasę do zmodyfikowania.</text:p>
          </table:table-cell>
        </table:table-row>
        <table:table-row>
          <table:table-cell table:style-name="Table4.A2" office:value-type="string">
            <text:p text:style-name="P7">Kroki</text:p>
          </table:table-cell>
          <table:table-cell table:style-name="Table4.B2" office:value-type="string">
            <text:list xml:id="list22261037306175" text:continue-numbering="true" text:style-name="L2">
              <text:list-item>
                <text:p text:style-name="P13"><text:span text:style-name="T1">Otwórz zakładkę nawigacyjną.</text:span></text:p>
              </text:list-item>
              <text:list-item>
                <text:p text:style-name="P13"><text:span text:style-name="T1">Wybierz opcję Trasy</text:span></text:p>
              </text:list-item>
              <text:list-item>
                <text:p text:style-name="P10">Wybierz z listy trasę do zmodyfikowania</text:p>
              </text:list-item>
              <text:list-item>
                <text:p text:style-name="P10">Wprowadź nowe dane <text:span text:style-name="T3">(niepoprawne)</text:span></text:p>
              </text:list-item>
              <text:list-item>
                <text:p text:style-name="P10">Wciśnij przycisk <text:span text:style-name="T3">Z</text:span>apisz</text:p>
              </text:list-item>
            </text:list>
          </table:table-cell>
        </table:table-row>
        <table:table-row>
          <table:table-cell table:style-name="Table4.A2" office:value-type="string">
            <text:p text:style-name="P11">Dane testowe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11">L.p</text:p>
                </table:table-cell>
                <table:table-cell table:style-name="Table5.A1" office:value-type="string">
                  <text:p text:style-name="P11">Nazwa</text:p>
                </table:table-cell>
                <table:table-cell table:style-name="Table5.A1" office:value-type="string">
                  <text:p text:style-name="P11">Data</text:p>
                </table:table-cell>
                <table:table-cell table:style-name="Table5.D1" office:value-type="string">
                  <text:p text:style-name="P11">Punkty</text:p>
                </table:table-cell>
              </table:table-row>
              <table:table-row>
                <table:table-cell table:style-name="Table5.A2" office:value-type="string">
                  <text:p text:style-name="P11">1</text:p>
                </table:table-cell>
                <table:table-cell table:style-name="Table5.A2" office:value-type="string">
                  <text:p text:style-name="P11">Sobotnia wycieczka</text:p>
                </table:table-cell>
                <table:table-cell table:style-name="Table5.A2" office:value-type="string">
                  <text:p text:style-name="P14">11-22-24444</text:p>
                </table:table-cell>
                <table:table-cell table:style-name="Table5.D2" office:value-type="string">
                  <text:p text:style-name="P11">Raczkowa Czuba, Swinica</text:p>
                </table:table-cell>
              </table:table-row>
              <table:table-row>
                <table:table-cell table:style-name="Table5.A2" office:value-type="string">
                  <text:p text:style-name="P11">2</text:p>
                </table:table-cell>
                <table:table-cell table:style-name="Table5.A2" office:value-type="string">
                  <text:p text:style-name="P11">Niedzielna wycieczka</text:p>
                </table:table-cell>
                <table:table-cell table:style-name="Table5.A2" office:value-type="string">
                  <text:p text:style-name="P11">2019-01-27</text:p>
                </table:table-cell>
                <table:table-cell table:style-name="Table5.D2" office:value-type="string">
                  <text:p text:style-name="P11">Bystra, <text:span text:style-name="T3">Bystra</text:span></text:p>
                </table:table-cell>
              </table:table-row>
              <table:table-row>
                <table:table-cell table:style-name="Table5.A2" office:value-type="string">
                  <text:p text:style-name="P11">3</text:p>
                </table:table-cell>
                <table:table-cell table:style-name="Table5.A2" office:value-type="string">
                  <text:p text:style-name="P11"/>
                </table:table-cell>
                <table:table-cell table:style-name="Table5.A2" office:value-type="string">
                  <text:p text:style-name="P14">2019-02-12</text:p>
                </table:table-cell>
                <table:table-cell table:style-name="Table5.D2" office:value-type="string">
                  <text:p text:style-name="P14">Raczkowa Czuba, Swinica, Raczkowa Czuba</text:p>
                </table:table-cell>
              </table:table-row>
              <table:table-row>
                <table:table-cell table:style-name="Table5.A2" office:value-type="string">
                  <text:p text:style-name="P11">4</text:p>
                </table:table-cell>
                <table:table-cell table:style-name="Table5.A2" office:value-type="string">
                  <text:p text:style-name="P11">Długi wyjazd</text:p>
                </table:table-cell>
                <table:table-cell table:style-name="Table5.A2" office:value-type="string">
                  <text:p text:style-name="P14">2019-03-14</text:p>
                </table:table-cell>
                <table:table-cell table:style-name="Table5.D2" office:value-type="string">
                  <text:p text:style-name="P11"/>
                </table:table-cell>
              </table:table-row>
            </table:table>
            <text:list xml:id="list22261196164103" text:continue-numbering="true" text:style-name="L2">
              <text:list-header>
                <text:p text:style-name="P13"/>
              </text:list-header>
            </text:list>
          </table:table-cell>
        </table:table-row>
        <table:table-row table:style-name="Table4.7">
          <table:table-cell table:style-name="Table4.A2" office:value-type="string">
            <text:p text:style-name="P7">Rezultat</text:p>
          </table:table-cell>
          <table:table-cell table:style-name="Table4.B2" office:value-type="string">
            <text:p text:style-name="P14">Użytkownik zostaje stosownym komunikatem poinformowany o wprowadzeniu niepoprawnych danych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01:57:08.560643229</meta:creation-date>
    <dc:date>2019-01-27T02:22:59.426816575</dc:date>
    <meta:editing-duration>PT5M10S</meta:editing-duration>
    <meta:editing-cycles>1</meta:editing-cycles>
    <meta:document-statistic meta:table-count="5" meta:image-count="0" meta:object-count="0" meta:page-count="2" meta:paragraph-count="85" meta:word-count="239" meta:character-count="1697" meta:non-whitespace-character-count="1552"/>
    <meta:generator>LibreOffice/6.0.7.3.0$Linux_X86_64 LibreOffice_project/00m0$Build-3</meta:generator>
  </office:meta>
</office:document-meta>
</file>